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85in" fo:margin-top="0in" fo:margin-bottom="0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</style:style>
    <style:style style:name="P2" style:family="paragraph" style:parent-style-name="Standard">
      <style:paragraph-properties fo:margin-top="0.1665in" fo:margin-bottom="0.1665in" style:contextual-spacing="false"/>
    </style:style>
    <style:style style:name="P3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</style:style>
    <style:style style:name="P4" style:family="paragraph" style:parent-style-name="Standard">
      <style:paragraph-properties fo:margin-top="0in" fo:margin-bottom="0in" style:contextual-spacing="false"/>
    </style:style>
    <style:style style:name="P5" style:family="paragraph" style:parent-style-name="Standard">
      <style:paragraph-properties fo:margin-top="0in" fo:margin-bottom="0in" style:contextual-spacing="false"/>
      <style:text-properties officeooo:rsid="00044716" officeooo:paragraph-rsid="0004c22c"/>
    </style:style>
    <style:style style:name="P6" style:family="paragraph" style:parent-style-name="Standard">
      <style:paragraph-properties fo:margin-top="0in" fo:margin-bottom="0in" style:contextual-spacing="false"/>
      <style:text-properties officeooo:rsid="00044716" officeooo:paragraph-rsid="0006aeef"/>
    </style:style>
    <style:style style:name="P7" style:family="paragraph" style:parent-style-name="Standard">
      <style:paragraph-properties fo:margin-top="0in" fo:margin-bottom="0in" style:contextual-spacing="false"/>
      <style:text-properties officeooo:rsid="0004c22c" officeooo:paragraph-rsid="0004c22c"/>
    </style:style>
    <style:style style:name="P8" style:family="paragraph" style:parent-style-name="Standard">
      <style:paragraph-properties fo:margin-top="0in" fo:margin-bottom="0in" style:contextual-spacing="false"/>
      <style:text-properties officeooo:rsid="0004c22c" officeooo:paragraph-rsid="0006aeef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06aeef"/>
    </style:style>
    <style:style style:name="P10" style:family="paragraph" style:parent-style-name="List_20_Paragraph" style:list-style-name="WWNum5">
      <style:paragraph-properties fo:margin-top="0.1665in" fo:margin-bottom="0.1665in" style:contextual-spacing="true"/>
    </style:style>
    <style:style style:name="P11" style:family="paragraph" style:parent-style-name="List_20_Paragraph" style:list-style-name="WWNum5">
      <style:paragraph-properties fo:margin-top="0.1665in" fo:margin-bottom="0.1665in" style:contextual-spacing="true"/>
      <style:text-properties officeooo:rsid="00044716" officeooo:paragraph-rsid="00044716"/>
    </style:style>
    <style:style style:name="P12" style:family="paragraph" style:parent-style-name="List_20_Paragraph" style:list-style-name="WWNum5">
      <style:paragraph-properties fo:margin-left="0.4957in" fo:margin-right="0in" fo:margin-top="0.1665in" fo:margin-bottom="0.1665in" style:contextual-spacing="true" fo:text-indent="-0.25in" style:auto-text-indent="false"/>
    </style:style>
    <style:style style:name="P13" style:family="paragraph" style:parent-style-name="List_20_Paragraph" style:list-style-name="WWNum5">
      <style:paragraph-properties fo:margin-left="0.4957in" fo:margin-right="0in" fo:margin-top="0.1665in" fo:margin-bottom="0.1665in" style:contextual-spacing="true" fo:text-indent="-0.25in" style:auto-text-indent="false"/>
      <style:text-properties officeooo:paragraph-rsid="00040084"/>
    </style:style>
    <style:style style:name="P14" style:family="paragraph" style:parent-style-name="List_20_Paragraph" style:list-style-name="WWNum1">
      <style:paragraph-properties fo:margin-top="0in" fo:margin-bottom="0in" style:contextual-spacing="true"/>
    </style:style>
    <style:style style:name="P15" style:family="paragraph" style:parent-style-name="List_20_Paragraph" style:list-style-name="WWNum1">
      <style:paragraph-properties fo:margin-top="0in" fo:margin-bottom="0in" style:contextual-spacing="true"/>
      <style:text-properties officeooo:rsid="00074619" officeooo:paragraph-rsid="00074619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044716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40084" style:font-size-asian="12pt" style:font-size-complex="12pt"/>
    </style:style>
    <style:style style:name="T6" style:family="text">
      <style:text-properties fo:font-size="12pt" officeooo:rsid="00044716" style:font-size-asian="12pt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fo:font-weight="bold" style:font-size-asian="12pt" style:font-weight-asian="bold" style:font-size-complex="12pt"/>
    </style:style>
    <style:style style:name="T9" style:family="text">
      <style:text-properties fo:font-weight="bold" style:font-weight-asian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4c22c"/>
    </style:style>
    <style:style style:name="T12" style:family="text">
      <style:text-properties fo:language="en" fo:country="US" officeooo:rsid="00044716"/>
    </style:style>
    <style:style style:name="T13" style:family="text">
      <style:text-properties officeooo:rsid="00044716"/>
    </style:style>
    <style:style style:name="T14" style:family="text">
      <style:text-properties officeooo:rsid="0004c22c"/>
    </style:style>
    <style:style style:name="T15" style:family="text">
      <style:text-properties officeooo:rsid="0006ae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лан индивидуального развития старшего инженера - тестировщика Малышкина Александра.</text:span></text:p>
      <text:p text:style-name="P2"><text:span text:style-name="T2">Основные рабочие активности и практические навыки до 30.11.201</text:span><text:span text:style-name="T3">7</text:span><text:span text:style-name="T2">:</text:span></text:p>
      <text:list xml:id="list5920507113711787494" text:style-name="WWNum5">
        <text:list-item>
          <text:p text:style-name="P10"><text:span text:style-name="T4">Управление командой тестирования на проекте </text:span><text:span text:style-name="T7">Vertigo</text:span><text:span text:style-name="T4">:</text:span></text:p>
          <text:list>
            <text:list-item>
              <text:p text:style-name="P10"><text:span text:style-name="T4">Планирование активностей команды.</text:span></text:p>
            </text:list-item>
            <text:list-item>
              <text:p text:style-name="P10"><text:span text:style-name="T4">Составление планов тестирования.</text:span></text:p>
            </text:list-item>
            <text:list-item>
              <text:p text:style-name="P10"><text:span text:style-name="T4">Составление задач на тестирование итераций / спринтов.</text:span></text:p>
            </text:list-item>
            <text:list-item>
              <text:p text:style-name="P10"><text:span text:style-name="T4">Распределение задач по тестированию проекта между членами команды.</text:span></text:p>
            </text:list-item>
            <text:list-item>
              <text:p text:style-name="P10"><text:span text:style-name="T4">Контроль выполнения задач, контроль актуальности статусов выполняемых задач, выполняемых тестов.</text:span></text:p>
            </text:list-item>
            <text:list-item>
              <text:p text:style-name="P10"><text:span text:style-name="T4">Отчет заказчику о выполненных работах.</text:span><text:bookmark text:name="_GoBack"/></text:p>
            </text:list-item>
          </text:list>
        </text:list-item>
        <text:list-item>
          <text:p text:style-name="P10"><text:span text:style-name="T4">Управление тестовой документацией. В рамках проекта </text:span><text:span text:style-name="T7">Vertigo</text:span><text:span text:style-name="T4">.</text:span></text:p>
          <text:list>
            <text:list-item>
              <text:p text:style-name="P10"><text:span text:style-name="T4">Контроль выполнения задач по тест-дизайн с расставлением приоритетов.</text:span></text:p>
            </text:list-item>
            <text:list-item>
              <text:p text:style-name="P10"><text:span text:style-name="T4">Контроль структуры тестовой документации.</text:span></text:p>
            </text:list-item>
            <text:list-item>
              <text:p text:style-name="P10"><text:span text:style-name="T4">Контроль обновления тестовой документации.</text:span></text:p>
            </text:list-item>
          </text:list>
        </text:list-item>
        <text:list-item>
          <text:p text:style-name="P12"><text:span text:style-name="T4">Управление автоматизированным тестированием. В рамках проекта </text:span><text:span text:style-name="T7">Vertigo</text:span><text:span text:style-name="T4">.</text:span></text:p>
          <text:list>
            <text:list-item>
              <text:p text:style-name="P10"><text:span text:style-name="T4">Постановка задач на написание авто-тестов, контроль их выполнения.</text:span></text:p>
            </text:list-item>
            <text:list-item>
              <text:p text:style-name="P10"><text:span text:style-name="T4">Контроль и управление процессом </text:span><text:span text:style-name="T7">Code</text:span><text:span text:style-name="T4"> </text:span><text:span text:style-name="T7">review</text:span><text:span text:style-name="T4"> авто-тестов.</text:span></text:p>
            </text:list-item>
            <text:list-item>
              <text:p text:style-name="P11"><text:span text:style-name="T4">Контроль обновления и актуальности авто-тестов.</text:span></text:p>
            </text:list-item>
          </text:list>
        </text:list-item>
        <text:list-item>
          <text:p text:style-name="P10"><text:span text:style-name="T4">Управление нагрузочным тестированием. В рамках проекта </text:span><text:span text:style-name="T7">Vertigo</text:span><text:span text:style-name="T4">.</text:span></text:p>
          <text:list>
            <text:list-item>
              <text:p text:style-name="P10"><text:span text:style-name="T4">Определение метрик производительности, сценариев нагрузочного тестирования, требуемых инструментов. Обсуждение с заказчиком.</text:span></text:p>
            </text:list-item>
            <text:list-item>
              <text:p text:style-name="P10"><text:span text:style-name="T4">Постановка задач на создание, </text:span><text:span text:style-name="T6">запуск</text:span><text:span text:style-name="T4"> скриптов нагрузочного тестирования и сбор результатов.</text:span></text:p>
            </text:list-item>
            <text:list-item>
              <text:p text:style-name="P10"><text:span text:style-name="T4">Обсуждения результатов нагрузочного тестирования с заказчиком.</text:span></text:p>
            </text:list-item>
          </text:list>
        </text:list-item>
        <text:list-item>
          <text:p text:style-name="P10"><text:span text:style-name="T4">Тест-аналитика на проектном и пред-проектном этапах</text:span></text:p>
          <text:list>
            <text:list-item>
              <text:p text:style-name="P10"><text:span text:style-name="T4">Изучение документации с требованиями к разрабатываемому программному продукту. Разработка требования к тестированию на основе требований к системе (бизнес-требований, функциональных требований, требований к производительности и др.)</text:span></text:p>
            </text:list-item>
            <text:list-item>
              <text:p text:style-name="P10"><text:span text:style-name="T4">Тестирование исходной документации (поиск нестыковок, выяснение недостающей информации по продукту). Проведение анализа требований на реализуемость. Проведение анализа требований с точки зрения пригодности к тестированию.</text:span></text:p>
            </text:list-item>
            <text:list-item>
              <text:p text:style-name="P10"><text:span text:style-name="T4">Определение цели тестирования. Определение объекта тестирования. Определение видов тестирования </text:span><text:soft-page-break/><text:span text:style-name="T4">(приемочное, установочное, альфа и бета тестирование). Определение входных данных. Выбор видов тестирования и их применения по отношению к объекту тестирования. Составление плана тестирования .</text:span></text:p>
            </text:list-item>
          </text:list>
        </text:list-item>
        <text:list-item>
          <text:p text:style-name="P12"><text:span text:style-name="T4">Курирование младших специалистов. Оказание помощи и консультаций по рабочим задачам.</text:span></text:p>
        </text:list-item>
        <text:list-item>
          <text:p text:style-name="P12"><text:span text:style-name="T4">Определение потребности в кадрах определенной квалификации </text:span><text:span text:style-name="T6">на проекте.</text:span><text:span text:style-name="T4"> Согласование заявки на новых специалистов. Подготовка заданий для собеседования. Проведение собеседований. Анализ результатов собеседования с информацией руководителя о навыках и знаниях перспективного кандидата.</text:span></text:p>
        </text:list-item>
        <text:list-item>
          <text:p text:style-name="P12"><text:span text:style-name="T4">Проведение обучающих мероприятий. </text:span><text:span text:style-name="T5">Участие в подготовке и проведении занятий по базовой кафедре. Участие в стажировках. Подготовка и проведение лекций. Подготовка и проведение практических занятий.</text:span></text:p>
        </text:list-item>
        <text:list-item>
          <text:p text:style-name="P13"><text:span text:style-name="T4">Проведение аттестаций. Контроль задач аттестуемого младшего специалиста на соответствие перспективному уровню.</text:span></text:p>
        </text:list-item>
        <text:list-item>
          <text:p text:style-name="P13"><text:span text:style-name="T4">Помощь в работе над задачами СМК, стоящими перед подразделением.</text:span></text:p>
        </text:list-item>
      </text:list>
      <text:p text:style-name="P3"><text:span text:style-name="T2">Теоретические знания и практические навыки, помимо перечисленных в ДИ-17-201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9">№</text:span></text:p>
          </table:table-cell>
          <table:table-cell table:style-name="Table1.A1" office:value-type="string">
            <text:p text:style-name="P4"><text:span text:style-name="T9">Знание</text:span></text:p>
          </table:table-cell>
          <table:table-cell table:style-name="Table1.A1" office:value-type="string">
            <text:p text:style-name="P4"><text:span text:style-name="T9">Срок</text:span></text:p>
          </table:table-cell>
        </table:table-row>
        <table:table-row table:style-name="Table1.1">
          <table:table-cell table:style-name="Table1.A1" office:value-type="string">
            <text:p text:style-name="P4">1. </text:p>
          </table:table-cell>
          <table:table-cell table:style-name="Table1.A1" office:value-type="string">
            <text:p text:style-name="P6">Знание основ нагрузочного тестирования: профиль нагрузки, модель нагрузки, нагрузочная точка, принципы и цели нагрузочного тестирования, собираемые метрики. Знание процесса организации и проведения нагрузочного тестирования.</text:p>
          </table:table-cell>
          <table:table-cell table:style-name="Table1.A1" office:value-type="string">
            <text:p text:style-name="P4">3<text:span text:style-name="T14">0</text:span>.<text:span text:style-name="T10">0</text:span><text:span text:style-name="T11">4</text:span>.2016</text:p>
          </table:table-cell>
        </table:table-row>
        <table:table-row table:style-name="Table1.1">
          <table:table-cell table:style-name="Table1.A1" office:value-type="string">
            <text:p text:style-name="P4"><text:span text:style-name="T13">2</text:span>. </text:p>
          </table:table-cell>
          <table:table-cell table:style-name="Table1.A1" office:value-type="string">
            <text:p text:style-name="P5"><text:span text:style-name="T14">Знание методик и подходов</text:span> планирования и управления временем и <text:span text:style-name="T14">умение пользоваться </text:span>инструментами планирования работ. <text:span text:style-name="T14">Внедрить инструменты планирования на проекте Vertigo. Пройти практический курс тест-менеджмента.</text:span></text:p>
          </table:table-cell>
          <table:table-cell table:style-name="Table1.A1" office:value-type="string">
            <text:p text:style-name="P4">30.06.2016</text:p>
          </table:table-cell>
        </table:table-row>
        <table:table-row table:style-name="Table1.1">
          <table:table-cell table:style-name="Table1.A1" office:value-type="string">
            <text:p text:style-name="P4"><text:span text:style-name="T13">3</text:span>.</text:p>
          </table:table-cell>
          <table:table-cell table:style-name="Table1.A1" office:value-type="string">
            <text:p text:style-name="P7">Знание теоретических материалов ISTQB advanced level. </text:p>
          </table:table-cell>
          <table:table-cell table:style-name="Table1.A1" office:value-type="string">
            <text:p text:style-name="P4">3<text:span text:style-name="T15">1</text:span>.0<text:span text:style-name="T15">7</text:span>.201<text:span text:style-name="T13">7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3">4</text:span>.</text:p>
          </table:table-cell>
          <table:table-cell table:style-name="Table1.A1" office:value-type="string">
            <text:p text:style-name="P8">Знание моделей тестирования, моделей роста надежности, оценки надежности. </text:p>
          </table:table-cell>
          <table:table-cell table:style-name="Table1.A1" office:value-type="string">
            <text:p text:style-name="P4">3<text:span text:style-name="T15">0</text:span>.0<text:span text:style-name="T15">9</text:span>.201<text:span text:style-name="T13">7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3">5</text:span>.</text:p>
          </table:table-cell>
          <table:table-cell table:style-name="Table1.A1" office:value-type="string">
            <text:p text:style-name="P4">Знание основных методологий разработки программного обеспечения их основные принципы, отличия. Принципы организации обеспечения качества для каждого из подходов в разработке.</text:p>
          </table:table-cell>
          <table:table-cell table:style-name="Table1.A1" office:value-type="string">
            <text:p text:style-name="P4">3<text:span text:style-name="T15">1</text:span>.<text:span text:style-name="T15">10</text:span>.201<text:span text:style-name="T13">7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3">6</text:span>.</text:p>
          </table:table-cell>
          <table:table-cell table:style-name="Table1.A1" office:value-type="string">
            <text:p text:style-name="P9"><text:span text:style-name="T13">Знание стандарта качества ПО </text:span><text:span text:style-name="T12">ISO</text:span><text:span text:style-name="T13">-25000: основные критерии / факторы качества. Знание метрик тестирования и контроля качества. Подготовить предложения по внедрению метрик оценки качества разрабатываемого ПО на проектах.</text:span></text:p>
          </table:table-cell>
          <table:table-cell table:style-name="Table1.A1" office:value-type="string">
            <text:p text:style-name="P4">30.11.201<text:span text:style-name="T13">7</text:span></text:p>
          </table:table-cell>
        </table:table-row>
      </table:table>
      <text:p text:style-name="P3"><text:soft-page-break/><text:span text:style-name="T2">Рекомендуемая литература (загружена в </text:span><text:span text:style-name="T8">Wiki</text:span><text:span text:style-name="T2"> проекта управления качеством):</text:span></text:p>
      <text:list xml:id="list5762637757093462144" text:style-name="WWNum1">
        <text:list-item>
          <text:p text:style-name="P14"><text:span text:style-name="T7">Performance testing guide (Microsoft) 2007.</text:span></text:p>
        </text:list-item>
        <text:list-item>
          <text:p text:style-name="P14"><text:span text:style-name="T4">Стандарты </text:span><text:span text:style-name="T7">ISO-25000, ISO-9241-11</text:span></text:p>
        </text:list-item>
        <text:list-item>
          <text:p text:style-name="P14"><text:span text:style-name="T4">Хенрик Книберг и Маттиас Скарин «Канбан и Скрам выжимаем максимум».</text:span></text:p>
        </text:list-item>
        <text:list-item>
          <text:p text:style-name="P14"><text:span text:style-name="T4"><text:s/>Крол</text:span><text:span text:style-name="T7">, </text:span><text:span text:style-name="T4">Ратчел</text:span><text:span text:style-name="T7"> «Rational Unified Process - </text:span><text:span text:style-name="T4">это</text:span><text:span text:style-name="T7"> </text:span><text:span text:style-name="T4">легко</text:span><text:span text:style-name="T7">. </text:span><text:span text:style-name="T4">Руководство по RUP для практиков».</text:span></text:p>
        </text:list-item>
        <text:list-item>
          <text:p text:style-name="P15"><text:span text:style-name="T4">ISTQB Advanced level manual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5</meta:editing-cycles>
    <meta:creation-date>2016-02-08T13:28:00</meta:creation-date>
    <dc:date>2017-02-17T17:01:37.636953456</dc:date>
    <meta:editing-duration>PT39S</meta:editing-duration>
    <meta:generator>LibreOffice/4.2.8.2$Linux_X86_64 LibreOffice_project/420m0$Build-2</meta:generator>
    <meta:document-statistic meta:table-count="1" meta:image-count="0" meta:object-count="0" meta:page-count="3" meta:paragraph-count="58" meta:word-count="526" meta:character-count="4357" meta:non-whitespace-character-count="3917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